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67.3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6809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2-C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-C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, small sig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1N4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-R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P resistor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ullu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128</text:p>
          </table:table-cell>
          <table:table-cell office:value-type="string" calcext:value-type="string">
            <text:p>16K 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8B09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B version and not 6808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00-00-00</text:date>, <text:time style:data-style-name="N2" text:time-value="10:32:08.713175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18-12-25T11:02:08.672970392</dc:date>
    <meta:editing-duration>PT1H13M34S</meta:editing-duration>
    <meta:editing-cycles>37</meta:editing-cycles>
    <meta:generator>LibreOffice/6.0.7.3$Linux_X86_64 LibreOffice_project/00m0$Build-3</meta:generator>
    <meta:document-statistic meta:table-count="1" meta:cell-count="147" meta:object-count="0"/>
  </office:meta>
</office:document-meta>
</file>